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F60000017EA8D52C35.png"/>
  <manifest:file-entry manifest:media-type="image/png" manifest:full-path="Pictures/10000000000001F60000017ED8DBA22B.png"/>
  <manifest:file-entry manifest:media-type="image/png" manifest:full-path="Pictures/10000000000001F60000017EB2314C19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svg:stroke-width="0.152cm" draw:marker-start-width="0.533cm" draw:marker-end="Arrow" draw:marker-end-width="0.533cm" draw:textarea-horizontal-align="center" draw:textarea-vertical-align="middle" fo:padding-top="0.201cm" fo:padding-bottom="0.201cm" fo:padding-left="0.326cm" fo:padding-right="0.326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text-properties fo:font-size="40pt" fo:font-weight="bold" style:font-size-asian="40pt" style:font-weight-asian="bold" style:font-size-complex="40pt" style:font-weight-complex="bold"/>
    </style:style>
    <style:style style:name="P2" style:family="paragraph">
      <style:paragraph-properties fo:text-align="center"/>
    </style:style>
    <style:style style:name="T1" style:family="text">
      <style:text-properties fo:font-size="40pt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323cm" svg:height="1.826cm" svg:x="9.717cm" svg:y="6.75cm">
          <draw:text-box>
            <text:p text:style-name="P1"><text:span text:style-name="T1">+</text:span></text:p>
          </draw:text-box>
        </draw:frame>
        <draw:line draw:style-name="gr2" draw:text-style-name="P2" draw:layer="layout" svg:x1="10.351cm" svg:y1="10.039cm" svg:x2="10.351cm" svg:y2="11.43cm">
          <text:p/>
        </draw:line>
        <draw:frame draw:style-name="gr1" draw:layer="layout" svg:width="10.158cm" svg:height="0.962cm" svg:x="5.34cm" svg:y="3.32cm">
          <draw:text-box>
            <text:p>Merge table 2 at the end of table 1</text:p>
          </draw:text-box>
        </draw:frame>
        <draw:frame draw:style-name="gr3" draw:text-style-name="P2" draw:layer="layout" svg:width="6.68cm" svg:height="5.08cm" svg:x="2.737cm" svg:y="4.888cm">
          <draw:image xlink:href="Pictures/10000000000001F60000017ED8DBA22B.png" xlink:type="simple" xlink:show="embed" xlink:actuate="onLoad">
            <text:p/>
          </draw:image>
        </draw:frame>
        <draw:frame draw:style-name="gr3" draw:text-style-name="P2" draw:layer="layout" svg:width="6.68cm" svg:height="5.08cm" svg:x="11.337cm" svg:y="4.888cm">
          <draw:image xlink:href="Pictures/10000000000001F60000017EB2314C19.png" xlink:type="simple" xlink:show="embed" xlink:actuate="onLoad">
            <text:p/>
          </draw:image>
        </draw:frame>
        <draw:frame draw:style-name="gr3" draw:text-style-name="P2" draw:layer="layout" svg:width="6.68cm" svg:height="5.08cm" svg:x="6.937cm" svg:y="11.788cm">
          <draw:image xlink:href="Pictures/10000000000001F60000017EA8D52C35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Jussi Eloranta</meta:initial-creator>
    <meta:creation-date>2009-11-25T19:01:21</meta:creation-date>
    <dc:date>2009-11-25T19:41:38</dc:date>
    <dc:creator>Jussi Eloranta</dc:creator>
    <meta:editing-duration>PT00H40M22S</meta:editing-duration>
    <meta:editing-cycles>8</meta:editing-cycles>
    <meta:generator>OpenOffice.org/3.1$Linux OpenOffice.org_project/310m19$Build-9420</meta:generator>
    <meta:document-statistic meta:object-count="6"/>
  </office:meta>
</office:document-meta>
</file>